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 office:value-type="string">
            <text:p>Let's report to the SDU Commander, first.</text:p>
          </table:table-cell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 office:value-type="string">
            <text:p>NPCs</text:p>
          </table:table-cell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